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4pt" fo:font-weight="bold"/>
    </style:style>
    <style:style style:name="T1" style:family="text">
      <style:text-properties fo:font-family="'Courier New'" style:font-family-generic="modern" style:font-pitch="fixed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3.321cm" svg:height="0.963cm" svg:x="0.862cm" svg:y="0cm">
          <draw:text-box>
            <text:p text:style-name="P1">Method M</text:p>
          </draw:text-box>
        </draw:frame>
        <draw:rect draw:style-name="gr2" draw:text-style-name="P2" draw:layer="layout" svg:width="4.658cm" svg:height="3.739cm" svg:x="0.346cm" svg:y="0.805cm">
          <text:p text:style-name="P1"/>
        </draw:rect>
        <draw:frame draw:style-name="gr1" draw:layer="layout" svg:width="3.249cm" svg:height="0.963cm" svg:x="7.573cm" svg:y="0.897cm">
          <draw:text-box>
            <text:p text:style-name="P1">Method N</text:p>
          </draw:text-box>
        </draw:frame>
        <draw:rect draw:style-name="gr2" draw:text-style-name="P2" draw:layer="layout" svg:width="4.658cm" svg:height="3.739cm" svg:x="7.057cm" svg:y="1.702cm">
          <text:p text:style-name="P1"/>
        </draw:rect>
        <draw:frame draw:style-name="gr1" draw:text-style-name="P3" draw:layer="layout" svg:width="1.391cm" svg:height="3.653cm" svg:x="0.458cm" svg:y="0.918cm">
          <draw:text-box>
            <text:p text:style-name="P1"><text:span text:style-name="T1">B~N</text:span></text:p>
            <text:p text:style-name="P1"><text:span text:style-name="T1">.</text:span></text:p>
            <text:p text:style-name="P1"><text:span text:style-name="T1">.</text:span></text:p>
            <text:p text:style-name="P1"><text:span text:style-name="T1">.</text:span></text:p>
            <text:p text:style-name="P1"><text:span text:style-name="T1">.</text:span></text:p>
            <text:p text:style-name="P1"><text:span text:style-name="T1">.</text:span></text:p>
          </draw:text-box>
        </draw:frame>
        <draw:frame draw:style-name="gr1" draw:text-style-name="P3" draw:layer="layout" svg:width="1.391cm" svg:height="3.653cm" svg:x="7.162cm" svg:y="1.766cm">
          <draw:text-box>
            <text:p text:style-name="P1"><text:span text:style-name="T1">.</text:span></text:p>
            <text:p text:style-name="P1"><text:span text:style-name="T1">A~O</text:span></text:p>
            <text:p text:style-name="P1"><text:span text:style-name="T1">.</text:span></text:p>
            <text:p text:style-name="P1"><text:span text:style-name="T1">.</text:span></text:p>
            <text:p text:style-name="P1"><text:span text:style-name="T1">.</text:span></text:p>
            <text:p text:style-name="P1"><text:span text:style-name="T1">.</text:span></text:p>
          </draw:text-box>
        </draw:frame>
        <draw:line draw:style-name="gr3" draw:text-style-name="P2" draw:layer="layout" svg:x1="1.798cm" svg:y1="1.411cm" svg:x2="7.55cm" svg:y2="1.412cm">
          <text:p text:style-name="P1"/>
        </draw:line>
        <draw:line draw:style-name="gr3" draw:text-style-name="P2" draw:layer="layout" svg:x1="7.232cm" svg:y1="2.752cm" svg:x2="5.045cm" svg:y2="2.752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1T21:45:25</meta:creation-date>
    <dc:date>2009-01-21T22:01:31</dc:date>
    <dc:language>en-US</dc:language>
    <meta:editing-cycles>2</meta:editing-cycles>
    <meta:editing-duration>PT35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